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db1c" officeooo:paragraph-rsid="000edb1c"/>
    </style:style>
    <style:style style:name="P2" style:family="paragraph" style:parent-style-name="Standard">
      <style:paragraph-properties fo:text-align="justify" style:justify-single-word="false"/>
      <style:text-properties officeooo:rsid="000edb1c" officeooo:paragraph-rsid="000edb1c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edb1c" officeooo:paragraph-rsid="000edb1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edb1c" officeooo:paragraph-rsid="000edb1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edb1c" officeooo:paragraph-rsid="000edb1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0ff977" officeooo:paragraph-rsid="000ff97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officeooo:rsid="000edb1c" officeooo:paragraph-rsid="000edb1c" style:font-size-asian="14pt" style:font-size-complex="14pt"/>
    </style:style>
    <style:style style:name="T1" style:family="text">
      <style:text-properties officeooo:rsid="000ff977"/>
    </style:style>
    <style:style style:name="T2" style:family="text">
      <style:text-properties officeooo:rsid="0010d9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 NIVERSIDADE FEDERAL DE MATO GROSSO</text:p>
      <text:p text:style-name="P1">CAMPUS UNIVERSITÁRIO DO ARAGUAIA</text:p>
      <text:p text:style-name="P1">Instituto de Ciências Exatas e da Terra</text:p>
      <text:p text:style-name="P1">Curso de Bacharelado em Ciência da Computação</text:p>
      <text:p text:style-name="P1"/>
      <text:p text:style-name="P1"/>
      <text:p text:style-name="P7">Disciplina: Estrutura de Dados II</text:p>
      <text:p text:style-name="P7">Professor: Ivairton M. Santos</text:p>
      <text:p text:style-name="P7"/>
      <text:p text:style-name="P7">Miguel Freitas de Lima Junior</text:p>
      <text:p text:style-name="P2"/>
      <text:p text:style-name="P3">Trabalho 7 – Grafos IV</text:p>
      <text:p text:style-name="P3">Problema da Coloração em Grafos</text:p>
      <text:p text:style-name="P4"/>
      <text:p text:style-name="P4"/>
      <text:p text:style-name="P6">Execução: ./exec &lt;nomeArq.col&gt;</text:p>
      <text:p text:style-name="P6"/>
      <text:p text:style-name="P5">Entradas:</text:p>
      <text:p text:style-name="P5"/>
      <text:p text:style-name="P5">“jean.col” → número cromático: 10</text:p>
      <text:p text:style-name="P5"/>
      <text:p text:style-name="P5">“miles250.col”→ número cromático: 8</text:p>
      <text:p text:style-name="P5"/>
      <text:p text:style-name="P5">“miles1000.col” → número cromático: 43</text:p>
      <text:p text:style-name="P5"/>
      <text:p text:style-name="P5">“le450_25 a.col” → número cromático: <text:span text:style-name="T1">26</text:span></text:p>
      <text:p text:style-name="P5"/>
      <text:p text:style-name="P5">“r1000.1.col” →<text:span text:style-name="T1"> número cromático: 23</text:span></text:p>
      <text:p text:style-name="P5"/>
      <text:p text:style-name="P5">“r250.1c.col” →<text:span text:style-name="T1"> número cromático: 68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7:25:15.757835532</meta:creation-date>
    <dc:date>2018-10-14T18:39:59.480671895</dc:date>
    <meta:editing-duration>P1DT12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81" meta:character-count="552" meta:non-whitespace-character-count="487"/>
  </office:meta>
</office:document-meta>
</file>